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lab 3 – Image Filter (MPI)</text:p>
      <text:h text:style-name="Heading_20_1" text:outline-level="1">Description</text:h>
      <text:p text:style-name="Text_20_body">The algorithm calculates a column at a time from left to right until all columns have been updated in each step. Each calculations for the next iteration relies on the old values in the matrix from the previous iteration, so data needs to be saved if it hasn't been utilized previously.</text:p>
      <text:p text:style-name="Text_20_body">In the sequential algorithm, this is done by copying the current column before calculating its new values. This is also used in the parallel algorithm where each process is assigned a number of columns which they then iterate over from left to right as in the sequential algorithm. The only difference here is that each process has to make a copy of the column before its start column and the same for the column after its last. When all copies have been made, the processes can begin the iteration and when they are calculating their first or last column, they use the copied data.</text:p>
      <text:p text:style-name="Text_20_body">The error is calculated by taking the max out of all errors between all the processes.</text:p>
      <text:h text:style-name="Heading_20_1" text:outline-level="1">Execution tim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Authors: Filip Källström filka786; Emil Lindberg emili903<text:tab/>Date: <text:date style:data-style-name="N84" text:date-value="2013-05-20T16:15:06.99" text:fixed="true">2013-05-2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6:14:39</meta:creation-date>
    <dc:date>2013-05-20T16:37:03</dc:date>
    <meta:editing-duration>PT5M58S</meta:editing-duration>
    <meta:editing-cycles>2</meta:editing-cycles>
    <meta:generator>LibreOffice/3.5$Linux_X86_64 LibreOffice_project/350m1$Build-2</meta:generator>
    <meta:document-statistic meta:table-count="0" meta:image-count="0" meta:object-count="0" meta:page-count="1" meta:paragraph-count="7" meta:word-count="190" meta:character-count="1085" meta:non-whitespace-character-count="902"/>
  </office:meta>
</office:document-meta>
</file>